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erResponse.writeCookies( Http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erverResponse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Response.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Response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Response.AbstractServerResponse( HttpStatusCode statusCode , HttpHeaders headers , MultiValueMap &lt; String , Cookie &gt; cook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erResponse.writeTo( HttpServletRequest request , HttpServletResponse response , 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ServerResponse.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Response.writeHeaders( HttpServletResponse servletRespon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erverResponse.writeStatusAndHeaders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